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ymbol" svg:font-family="Symbol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c0c0c" draw:fill="none" draw:fill-color="#dddddd" draw:textarea-horizontal-align="justify" draw:textarea-vertical-align="middle" draw:auto-grow-height="false" fo:min-height="1.497cm" fo:min-width="0.501cm"/>
    </style:style>
    <style:style style:name="gr2" style:family="graphic" style:parent-style-name="objectwithoutfill">
      <style:graphic-properties svg:stroke-width="0.018cm" svg:stroke-color="#333333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c0c0c" draw:marker-start-width="0.227cm" draw:marker-end-width="0.227cm" draw:fill-color="#ffffff" draw:textarea-horizontal-align="justify" draw:textarea-vertical-align="middle" draw:auto-grow-height="false" fo:min-height="0.156cm" fo:min-width="0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c0c0c" draw:marker-start-width="0.227cm" draw:marker-end-width="0.227cm" draw:fill-color="#a5a5a5" draw:textarea-horizontal-align="justify" draw:textarea-vertical-align="middle" draw:auto-grow-height="false" fo:min-height="0.156cm" fo:min-width="0cm" fo:padding-top="0.134cm" fo:padding-bottom="0.134cm" fo:padding-left="0.259cm" fo:padding-right="0.259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5cm" fo:min-width="1.6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.15cm" fo:min-width="3.2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.15cm" fo:min-width="3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1.15cm" fo:min-width="2.5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1.15cm" fo:min-width="3.6cm" fo:wrap-option="wrap"/>
      <style:paragraph-properties style:writing-mode="lr-tb"/>
    </style:style>
    <style:style style:name="gr10" style:family="graphic" style:parent-style-name="standard">
      <style:graphic-properties draw:stroke="solid" svg:stroke-color="#0c0c0c" draw:fill="none" draw:fill-color="#dddddd" draw:textarea-horizontal-align="justify" draw:textarea-vertical-align="middle" draw:auto-grow-height="false" fo:min-height="1.577cm" fo:min-width="0.501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75cm" fo:min-width="1.601cm" fo:wrap-option="wrap"/>
      <style:paragraph-properties style:writing-mode="lr-tb"/>
    </style:style>
    <style:style style:name="gr12" style:family="graphic" style:parent-style-name="standard">
      <style:graphic-properties draw:stroke="solid" svg:stroke-color="#0c0c0c" draw:fill="none" draw:fill-color="#dddddd" draw:textarea-horizontal-align="justify" draw:textarea-vertical-align="middle" draw:auto-grow-height="false" fo:min-height="1.1cm" fo:min-width="0.501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75cm" fo:min-width="1.1cm" fo:wrap-option="wrap"/>
      <style:paragraph-properties style:writing-mode="lr-tb"/>
    </style:style>
    <style:style style:name="P1" style:family="paragraph">
      <loext:graphic-properties draw:fill="none" draw:fill-color="#dddddd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a5a5a5"/>
      <style:paragraph-properties fo:text-align="cente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none"/>
      <style:paragraph-properties fo:text-align="center" style:writing-mode="lr-tb"/>
      <style:text-properties fo:font-size="12pt"/>
    </style:style>
    <style:style style:name="P7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1" fo:font-size="14pt" fo:font-style="normal" fo:text-shadow="none" style:text-underline-style="none" fo:font-weight="bold" style:letter-kerning="true" style:font-name-asian="Symbol" style:font-size-asian="14pt" style:font-style-asian="normal" style:font-weight-asian="bold" style:font-name-complex="Symbol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bold" style:letter-kerning="true" style:font-name-asian="Symbol" style:font-size-asian="14pt" style:font-style-asian="normal" style:font-weight-asian="bold" style:font-name-complex="Symbol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1" fo:font-size="12pt" fo:font-style="normal" fo:text-shadow="none" style:text-underline-style="none" fo:font-weight="bold" style:letter-kerning="true" style:font-name-asian="Symbol" style:font-size-asian="14pt" style:font-style-asian="normal" style:font-weight-asian="bold" style:font-name-complex="Symbol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2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text-position="-33% 58%" style:font-name="Symbol" fo:font-size="14pt" fo:font-weight="bold" style:font-name-asian="Symbol" style:font-size-asian="14pt" style:font-weight-asian="bold" style:font-name-complex="Symbol" style:font-size-complex="14pt" style:font-weight-complex="bold"/>
    </style:style>
    <style:style style:name="T11" style:family="text">
      <style:text-properties style:text-position="-33% 58%" style:font-name="Liberation Sans" fo:font-size="14pt" fo:font-weight="bold" style:font-name-asian="Symbol" style:font-size-asian="14pt" style:font-weight-asian="bold" style:font-name-complex="Symbol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2.2cm" draw:transform="rotate (1.5707963267949) translate (4.6cm 4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" draw:text-style-name="P2" draw:layer="layout" draw:type="line" svg:x1="2.7cm" svg:y1="3.6cm" svg:x2="2.7cm" svg:y2="4.2cm" draw:start-shape="id1" draw:start-glue-point="8" draw:end-shape="id2" draw:end-glue-point="4" svg:d="M2700 3600v600" svg:viewBox="0 0 1 601">
          <text:p/>
        </draw:connector>
        <draw:custom-shape draw:style-name="gr3" draw:text-style-name="P3" xml:id="id1" draw:id="id1" draw:layer="layout" svg:width="0.6cm" svg:height="0.6cm" svg:x="2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6cm" svg:height="0.6cm" svg:x="3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0.6cm" svg:height="0.6cm" svg:x="2.4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0.6cm" svg:height="0.6cm" svg:x="2.4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7cm" svg:y1="4.8cm" svg:x2="2.7cm" svg:y2="5.4cm" draw:start-shape="id2" draw:start-glue-point="8" draw:end-shape="id3" draw:end-glue-point="4" svg:d="M2700 4800v600" svg:viewBox="0 0 1 601">
          <text:p/>
        </draw:connector>
        <draw:connector draw:style-name="gr2" draw:text-style-name="P2" draw:layer="layout" draw:type="line" svg:x1="2.912cm" svg:y1="5.912cm" svg:x2="3.788cm" svg:y2="6.488cm" draw:start-shape="id3" draw:start-glue-point="9" draw:end-shape="id4" draw:end-glue-point="5" svg:d="M2912 5912l876 576" svg:viewBox="0 0 877 577">
          <text:p/>
        </draw:connector>
        <draw:custom-shape draw:style-name="gr4" draw:text-style-name="P4" xml:id="id5" draw:id="id5" draw:layer="layout" svg:width="0.6cm" svg:height="0.6cm" svg:x="1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488cm" svg:y1="5.912cm" svg:x2="2.212cm" svg:y2="6.488cm" draw:start-shape="id3" draw:start-glue-point="7" draw:end-shape="id5" draw:end-glue-point="11" svg:d="M2488 5912l-276 576" svg:viewBox="0 0 277 577">
          <text:p/>
        </draw:connector>
        <draw:custom-shape draw:style-name="gr4" draw:text-style-name="P4" xml:id="id6" draw:id="id6" draw:layer="layout" svg:width="0.6cm" svg:height="0.6cm" svg:x="1.7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cm" svg:y1="7cm" svg:x2="2cm" svg:y2="7.6cm" draw:start-shape="id5" draw:start-glue-point="8" draw:end-shape="id6" draw:end-glue-point="4" svg:d="M2000 7000v600" svg:viewBox="0 0 1 601">
          <text:p/>
        </draw:connector>
        <draw:custom-shape draw:style-name="gr4" draw:text-style-name="P4" xml:id="id7" draw:id="id7" draw:layer="layout" svg:width="0.6cm" svg:height="0.6cm" svg:x="3.7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cm" svg:y1="7cm" svg:x2="4cm" svg:y2="7.6cm" draw:start-shape="id4" draw:end-shape="id7" draw:end-glue-point="4" svg:d="M4000 7000v600" svg:viewBox="0 0 1 601">
          <text:p/>
        </draw:connector>
        <draw:custom-shape draw:style-name="gr4" draw:text-style-name="P4" xml:id="id9" draw:id="id9" draw:layer="layout" svg:width="0.6cm" svg:height="0.6cm" svg:x="3.1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6cm" svg:height="0.6cm" svg:x="4.4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212cm" svg:y1="8.112cm" svg:x2="4.488cm" svg:y2="8.688cm" draw:start-shape="id7" draw:start-glue-point="9" draw:end-shape="id8" draw:end-glue-point="5" svg:d="M4212 8112l276 576" svg:viewBox="0 0 277 577">
          <text:p/>
        </draw:connector>
        <draw:connector draw:style-name="gr2" draw:text-style-name="P2" draw:layer="layout" draw:type="line" svg:x1="3.788cm" svg:y1="8.112cm" svg:x2="3.612cm" svg:y2="8.688cm" draw:start-shape="id7" draw:start-glue-point="7" draw:end-shape="id9" draw:end-glue-point="11" svg:d="M3788 8112l-176 576" svg:viewBox="0 0 177 577">
          <text:p/>
        </draw:connector>
        <draw:connector draw:style-name="gr2" draw:text-style-name="P2" draw:layer="layout" draw:type="line" svg:x1="9.9cm" svg:y1="3.6cm" svg:x2="9.3cm" svg:y2="4.6cm" draw:start-shape="id10" draw:start-glue-point="8" draw:end-shape="id11" draw:end-glue-point="4" svg:d="M9900 3600l-600 1000" svg:viewBox="0 0 601 1001">
          <text:p/>
        </draw:connector>
        <draw:custom-shape draw:style-name="gr3" draw:text-style-name="P3" xml:id="id10" draw:id="id10" draw:layer="layout" svg:width="0.6cm" svg:height="0.6cm" svg:x="9.6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6cm" svg:height="0.6cm" svg:x="9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0.6cm" svg:height="0.6cm" svg:x="10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9cm" svg:y1="3.6cm" svg:x2="10.3cm" svg:y2="4.6cm" draw:start-shape="id10" draw:start-glue-point="8" draw:end-shape="id12" draw:end-glue-point="4" svg:d="M9900 3600l400 1000" svg:viewBox="0 0 401 1001">
          <text:p/>
        </draw:connector>
        <draw:custom-shape draw:style-name="gr3" draw:text-style-name="P3" xml:id="id14" draw:id="id14" draw:layer="layout" svg:width="0.6cm" svg:height="0.6cm" svg:x="10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3cm" svg:y1="5.2cm" svg:x2="10.3cm" svg:y2="6.4cm" draw:start-shape="id12" draw:start-glue-point="8" draw:end-shape="id13" draw:end-glue-point="4" svg:d="M10300 5200v1200" svg:viewBox="0 0 1 1201">
          <text:p/>
        </draw:connector>
        <draw:connector draw:style-name="gr2" draw:text-style-name="P2" draw:layer="layout" draw:type="line" svg:x1="10.3cm" svg:y1="7cm" svg:x2="10.3cm" svg:y2="8.601cm" draw:start-shape="id13" draw:start-glue-point="8" draw:end-shape="id14" draw:end-glue-point="4" svg:d="M10300 7000v1601" svg:viewBox="0 0 1 1602">
          <text:p/>
        </draw:connector>
        <draw:custom-shape draw:style-name="gr3" draw:text-style-name="P3" xml:id="id15" draw:id="id15" draw:layer="layout" svg:width="0.6cm" svg:height="0.6cm" svg:x="9.3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088cm" svg:y1="6.912cm" svg:x2="9.6cm" svg:y2="8.601cm" draw:start-shape="id13" draw:start-glue-point="7" draw:end-shape="id15" draw:end-glue-point="4" svg:d="M10088 6912l-488 1689" svg:viewBox="0 0 489 1690">
          <text:p/>
        </draw:connector>
        <draw:custom-shape draw:style-name="gr3" draw:text-style-name="P3" xml:id="id17" draw:id="id17" draw:layer="layout" svg:width="0.6cm" svg:height="0.6cm" svg:x="11.5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" draw:id="id16" draw:layer="layout" svg:width="0.6cm" svg:height="0.6cm" svg:x="7.3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688cm" svg:y1="3.512cm" svg:x2="7.812cm" svg:y2="4.688cm" draw:start-shape="id10" draw:start-glue-point="7" draw:end-shape="id16" draw:end-glue-point="11" svg:d="M9688 3512l-1876 1176" svg:viewBox="0 0 1877 1177">
          <text:p/>
        </draw:connector>
        <draw:connector draw:style-name="gr2" draw:text-style-name="P2" draw:layer="layout" draw:type="line" svg:x1="10.112cm" svg:y1="3.512cm" svg:x2="11.588cm" svg:y2="4.688cm" draw:start-shape="id10" draw:start-glue-point="9" draw:end-shape="id17" draw:end-glue-point="5" svg:d="M10112 3512l1476 1176" svg:viewBox="0 0 1477 1177">
          <text:p/>
        </draw:connector>
        <draw:connector draw:style-name="gr2" draw:text-style-name="P2" draw:layer="layout" draw:type="line" svg:x1="11.8cm" svg:y1="5.2cm" svg:x2="12.057cm" svg:y2="6.399cm" draw:start-shape="id17" draw:start-glue-point="8" draw:end-shape="id18" draw:end-glue-point="4" svg:d="M11800 5200l257 1199" svg:viewBox="0 0 258 1200">
          <text:p/>
        </draw:connector>
        <draw:connector draw:style-name="gr2" draw:text-style-name="P2" draw:layer="layout" draw:type="line" svg:x1="11.8cm" svg:y1="5.2cm" svg:x2="11.4cm" svg:y2="6.4cm" draw:start-shape="id17" draw:start-glue-point="8" draw:end-shape="id19" draw:end-glue-point="4" svg:d="M11800 5200l-400 1200" svg:viewBox="0 0 401 1201">
          <text:p/>
        </draw:connector>
        <draw:connector draw:style-name="gr2" draw:text-style-name="P2" draw:layer="layout" draw:type="line" svg:x1="7.6cm" svg:y1="5.2cm" svg:x2="8.013cm" svg:y2="6.4cm" draw:start-shape="id16" draw:start-glue-point="8" draw:end-shape="id20" draw:end-glue-point="4" svg:d="M7600 5200l413 1200" svg:viewBox="0 0 414 1201">
          <text:p/>
        </draw:connector>
        <draw:connector draw:style-name="gr2" draw:text-style-name="P2" draw:layer="layout" draw:type="line" svg:x1="7.6cm" svg:y1="5.2cm" svg:x2="7.356cm" svg:y2="6.398cm" draw:start-shape="id16" draw:start-glue-point="8" draw:end-shape="id21" draw:end-glue-point="4" svg:d="M7600 5200l-244 1198" svg:viewBox="0 0 245 1199">
          <text:p/>
        </draw:connector>
        <draw:connector draw:style-name="gr2" draw:text-style-name="P2" draw:layer="layout" draw:type="line" svg:x1="7.388cm" svg:y1="5.112cm" svg:x2="6.7cm" svg:y2="6.398cm" draw:start-shape="id16" draw:start-glue-point="7" draw:end-shape="id22" draw:end-glue-point="4" svg:d="M7388 5112l-688 1286" svg:viewBox="0 0 689 1287">
          <text:p/>
        </draw:connector>
        <draw:connector draw:style-name="gr2" draw:text-style-name="P2" draw:layer="layout" draw:type="line" svg:x1="7.812cm" svg:y1="5.112cm" svg:x2="8.67cm" svg:y2="6.399cm" draw:start-shape="id16" draw:start-glue-point="9" draw:end-shape="id23" draw:end-glue-point="4" svg:d="M7812 5112l858 1287" svg:viewBox="0 0 859 1288">
          <text:p/>
        </draw:connector>
        <draw:custom-shape draw:style-name="gr3" draw:text-style-name="P3" xml:id="id24" draw:id="id24" draw:layer="layout" svg:width="0.6cm" svg:height="0.6cm" svg:x="10.7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512cm" svg:y1="6.912cm" svg:x2="11cm" svg:y2="8.6cm" draw:start-shape="id13" draw:start-glue-point="9" draw:end-shape="id24" draw:end-glue-point="4" svg:d="M10512 6912l488 1688" svg:viewBox="0 0 489 1689">
          <text:p/>
        </draw:connector>
        <draw:custom-shape draw:style-name="gr3" draw:text-style-name="P3" xml:id="id25" draw:id="id25" draw:layer="layout" svg:width="0.6cm" svg:height="0.6cm" svg:x="7.4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6" draw:id="id26" draw:layer="layout" svg:width="0.6cm" svg:height="0.6cm" svg:x="8.1cm" svg:y="8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cm" svg:y1="7cm" svg:x2="7.7cm" svg:y2="8.6cm" draw:end-shape="id25" draw:end-glue-point="4" svg:d="M8000 7000l-300 1600" svg:viewBox="0 0 301 1601">
          <text:p/>
        </draw:connector>
        <draw:connector draw:style-name="gr2" draw:text-style-name="P2" draw:layer="layout" draw:type="line" svg:x1="8cm" svg:y1="7cm" svg:x2="8.4cm" svg:y2="8.599cm" draw:end-shape="id26" draw:end-glue-point="4" svg:d="M8000 7000l400 1599" svg:viewBox="0 0 401 1600">
          <text:p/>
        </draw:connector>
        <draw:custom-shape draw:style-name="gr3" draw:text-style-name="P3" xml:id="id27" draw:id="id27" draw:layer="layout" svg:width="0.6cm" svg:height="0.6cm" svg:x="16.6cm" svg:y="3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8" draw:id="id28" draw:layer="layout" svg:width="0.6cm" svg:height="0.6cm" svg:x="17.9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9cm" svg:y1="3.601cm" svg:x2="17.988cm" svg:y2="4.689cm" draw:start-shape="id27" draw:start-glue-point="8" draw:end-shape="id28" draw:end-glue-point="5" svg:d="M16900 3601l1088 1088" svg:viewBox="0 0 1089 1089">
          <text:p/>
        </draw:connector>
        <draw:custom-shape draw:style-name="gr3" draw:text-style-name="P3" xml:id="id29" draw:id="id29" draw:layer="layout" svg:width="0.6cm" svg:height="0.6cm" svg:x="18.5cm" svg:y="6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8.2cm" svg:y1="5.201cm" svg:x2="18.8cm" svg:y2="6.402cm" draw:start-shape="id28" draw:start-glue-point="8" draw:end-shape="id29" draw:end-glue-point="4" svg:d="M18200 5201l600 1201" svg:viewBox="0 0 601 1202">
          <text:p/>
        </draw:connector>
        <draw:connector draw:style-name="gr2" draw:text-style-name="P2" draw:layer="layout" draw:type="line" svg:x1="18.8cm" svg:y1="7.002cm" svg:x2="19.557cm" svg:y2="8.6cm" draw:start-shape="id29" draw:start-glue-point="8" draw:end-shape="id30" draw:end-glue-point="4" svg:d="M18800 7002l757 1598" svg:viewBox="0 0 758 1599">
          <text:p/>
        </draw:connector>
        <draw:connector draw:style-name="gr2" draw:text-style-name="P2" draw:layer="layout" draw:type="line" svg:x1="18.8cm" svg:y1="7.002cm" svg:x2="18.9cm" svg:y2="8.601cm" draw:start-shape="id29" draw:start-glue-point="8" draw:end-shape="id31" draw:end-glue-point="4" svg:d="M18800 7002l100 1599" svg:viewBox="0 0 101 1600">
          <text:p/>
        </draw:connector>
        <draw:custom-shape draw:style-name="gr4" draw:text-style-name="P4" xml:id="id32" draw:id="id32" draw:layer="layout" svg:width="0.6cm" svg:height="0.6cm" svg:x="15.5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9cm" svg:y1="3.601cm" svg:x2="16.012cm" svg:y2="4.689cm" draw:start-shape="id27" draw:start-glue-point="8" draw:end-shape="id32" draw:end-glue-point="11" svg:d="M16900 3601l-888 1088" svg:viewBox="0 0 889 1089">
          <text:p/>
        </draw:connector>
        <draw:custom-shape draw:style-name="gr3" draw:text-style-name="P3" xml:id="id33" draw:id="id33" draw:layer="layout" svg:width="0.6cm" svg:height="0.6cm" svg:x="15.8cm" svg:y="6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4" draw:id="id34" draw:layer="layout" svg:width="0.6cm" svg:height="0.6cm" svg:x="14.8cm" svg:y="6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7" draw:id="id37" draw:layer="layout" svg:width="0.6cm" svg:height="0.6cm" svg:x="17.6cm" svg:y="6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8cm" svg:y1="5.201cm" svg:x2="16.1cm" svg:y2="6.401cm" draw:start-shape="id32" draw:start-glue-point="8" draw:end-shape="id33" draw:end-glue-point="4" svg:d="M15800 5201l300 1200" svg:viewBox="0 0 301 1201">
          <text:p/>
        </draw:connector>
        <draw:connector draw:style-name="gr2" draw:text-style-name="P2" draw:layer="layout" draw:type="line" svg:x1="15.8cm" svg:y1="5.201cm" svg:x2="15.1cm" svg:y2="6.401cm" draw:start-shape="id32" draw:start-glue-point="8" draw:end-shape="id34" draw:end-glue-point="4" svg:d="M15800 5201l-700 1200" svg:viewBox="0 0 701 1201">
          <text:p/>
        </draw:connector>
        <draw:custom-shape draw:style-name="gr3" draw:text-style-name="P3" xml:id="id35" draw:id="id35" draw:layer="layout" svg:width="0.6cm" svg:height="0.6cm" svg:x="15.558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6" draw:id="id36" draw:layer="layout" svg:width="0.6cm" svg:height="0.6cm" svg:x="16.215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1cm" svg:y1="7.001cm" svg:x2="15.858cm" svg:y2="8.601cm" draw:start-shape="id33" draw:start-glue-point="8" draw:end-shape="id35" draw:end-glue-point="4" svg:d="M16100 7001l-242 1600" svg:viewBox="0 0 243 1601">
          <text:p/>
        </draw:connector>
        <draw:connector draw:style-name="gr2" draw:text-style-name="P2" draw:layer="layout" draw:type="line" svg:x1="16.1cm" svg:y1="7.001cm" svg:x2="16.515cm" svg:y2="8.6cm" draw:start-shape="id33" draw:start-glue-point="8" draw:end-shape="id36" draw:end-glue-point="4" svg:d="M16100 7001l415 1599" svg:viewBox="0 0 416 1600">
          <text:p/>
        </draw:connector>
        <draw:connector draw:style-name="gr2" draw:text-style-name="P2" draw:layer="layout" draw:type="line" svg:x1="18.2cm" svg:y1="5.201cm" svg:x2="17.9cm" svg:y2="6.402cm" draw:start-shape="id28" draw:start-glue-point="8" draw:end-shape="id37" draw:end-glue-point="4" svg:d="M18200 5201l-300 1201" svg:viewBox="0 0 301 1202">
          <text:p/>
        </draw:connector>
        <draw:connector draw:style-name="gr2" draw:text-style-name="P2" draw:layer="layout" draw:type="line" svg:x1="15.1cm" svg:y1="7.001cm" svg:x2="14.443cm" svg:y2="8.601cm" draw:start-shape="id34" draw:start-glue-point="8" draw:end-shape="id38" draw:end-glue-point="4" svg:d="M15100 7001l-657 1600" svg:viewBox="0 0 658 1601">
          <text:p/>
        </draw:connector>
        <draw:connector draw:style-name="gr2" draw:text-style-name="P2" draw:layer="layout" draw:type="line" svg:x1="15.1cm" svg:y1="7.001cm" svg:x2="15.1cm" svg:y2="8.6cm" draw:start-shape="id34" draw:start-glue-point="8" draw:end-shape="id39" draw:end-glue-point="4" svg:d="M15100 7001v1599" svg:viewBox="0 0 1 1600">
          <text:p/>
        </draw:connector>
        <draw:connector draw:style-name="gr2" draw:text-style-name="P2" draw:layer="layout" draw:type="line" svg:x1="17.9cm" svg:y1="7.002cm" svg:x2="17.4cm" svg:y2="8.601cm" draw:start-shape="id37" draw:start-glue-point="8" draw:end-shape="id40" draw:end-glue-point="4" svg:d="M17900 7002l-500 1599" svg:viewBox="0 0 501 1600">
          <text:p/>
        </draw:connector>
        <draw:connector draw:style-name="gr2" draw:text-style-name="P2" draw:layer="layout" draw:type="line" svg:x1="17.9cm" svg:y1="7.002cm" svg:x2="18.057cm" svg:y2="8.6cm" draw:start-shape="id37" draw:start-glue-point="8" draw:end-shape="id41" draw:end-glue-point="4" svg:d="M17900 7002l157 1598" svg:viewBox="0 0 158 1599">
          <text:p/>
        </draw:connector>
        <draw:custom-shape draw:style-name="gr4" draw:text-style-name="P4" xml:id="id38" draw:id="id38" draw:layer="layout" svg:width="0.6cm" svg:height="0.6cm" svg:x="14.143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9" draw:id="id39" draw:layer="layout" svg:width="0.6cm" svg:height="0.6cm" svg:x="14.8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0" draw:id="id40" draw:layer="layout" svg:width="0.6cm" svg:height="0.6cm" svg:x="17.1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1" draw:id="id41" draw:layer="layout" svg:width="0.6cm" svg:height="0.6cm" svg:x="17.757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1" draw:id="id31" draw:layer="layout" svg:width="0.6cm" svg:height="0.6cm" svg:x="18.6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0" draw:id="id30" draw:layer="layout" svg:width="0.6cm" svg:height="0.6cm" svg:x="19.257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2" draw:id="id42" draw:layer="layout" svg:width="0.6cm" svg:height="0.6cm" svg:x="23.1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3.4cm" svg:y1="4.8cm" svg:x2="23.988cm" svg:y2="5.388cm" draw:start-shape="id42" draw:start-glue-point="8" draw:end-shape="id43" draw:end-glue-point="5" svg:d="M23400 4800l588 588" svg:viewBox="0 0 589 589">
          <text:p/>
        </draw:connector>
        <draw:custom-shape draw:style-name="gr4" draw:text-style-name="P4" xml:id="id44" draw:id="id44" draw:layer="layout" svg:width="0.6cm" svg:height="0.6cm" svg:x="22.557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3.4cm" svg:y1="4.8cm" svg:x2="22.857cm" svg:y2="6cm" draw:start-shape="id42" draw:start-glue-point="8" draw:end-shape="id44" draw:end-glue-point="4" svg:d="M23400 4800l-543 1200" svg:viewBox="0 0 544 1201">
          <text:p/>
        </draw:connector>
        <draw:custom-shape draw:style-name="gr3" draw:text-style-name="P3" xml:id="id45" draw:id="id45" draw:layer="layout" svg:width="0.6cm" svg:height="0.6cm" svg:x="22.857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6" draw:id="id46" draw:layer="layout" svg:width="0.6cm" svg:height="0.6cm" svg:x="21.857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3" draw:id="id43" draw:layer="layout" svg:width="0.6cm" svg:height="0.6cm" svg:x="23.9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2.857cm" svg:y1="6.6cm" svg:x2="23.157cm" svg:y2="7.4cm" draw:start-shape="id44" draw:start-glue-point="8" draw:end-shape="id45" draw:end-glue-point="4" svg:d="M22857 6600l300 800" svg:viewBox="0 0 301 801">
          <text:p/>
        </draw:connector>
        <draw:connector draw:style-name="gr2" draw:text-style-name="P2" draw:layer="layout" draw:type="line" svg:x1="22.645cm" svg:y1="6.512cm" svg:x2="22.157cm" svg:y2="7.4cm" draw:start-shape="id44" draw:start-glue-point="7" draw:end-shape="id46" draw:end-glue-point="4" svg:d="M22645 6512l-488 888" svg:viewBox="0 0 489 889">
          <text:p/>
        </draw:connector>
        <draw:custom-shape draw:style-name="gr3" draw:text-style-name="P3" xml:id="id47" draw:id="id47" draw:layer="layout" svg:width="0.6cm" svg:height="0.6cm" svg:x="22.815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8" draw:id="id48" draw:layer="layout" svg:width="0.6cm" svg:height="0.6cm" svg:x="23.472cm" svg:y="8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3.157cm" svg:y1="8cm" svg:x2="23.115cm" svg:y2="8.6cm" draw:start-shape="id45" draw:start-glue-point="8" draw:end-shape="id47" draw:end-glue-point="4" svg:d="M23157 8000l-42 600" svg:viewBox="0 0 43 601">
          <text:p/>
        </draw:connector>
        <draw:connector draw:style-name="gr2" draw:text-style-name="P2" draw:layer="layout" draw:type="line" svg:x1="23.369cm" svg:y1="7.912cm" svg:x2="23.772cm" svg:y2="8.599cm" draw:start-shape="id45" draw:start-glue-point="9" draw:end-shape="id48" draw:end-glue-point="4" svg:d="M23369 7912l403 687" svg:viewBox="0 0 404 688">
          <text:p/>
        </draw:connector>
        <draw:connector draw:style-name="gr2" draw:text-style-name="P2" draw:layer="layout" draw:type="line" svg:x1="21.945cm" svg:y1="7.912cm" svg:x2="21.6cm" svg:y2="8.6cm" draw:start-shape="id46" draw:start-glue-point="7" draw:end-shape="id49" draw:end-glue-point="4" svg:d="M21945 7912l-345 688" svg:viewBox="0 0 346 689">
          <text:p/>
        </draw:connector>
        <draw:connector draw:style-name="gr2" draw:text-style-name="P2" draw:layer="layout" draw:type="line" svg:x1="22.157cm" svg:y1="8cm" svg:x2="22.257cm" svg:y2="8.599cm" draw:start-shape="id46" draw:start-glue-point="8" draw:end-shape="id50" draw:end-glue-point="4" svg:d="M22157 8000l100 599" svg:viewBox="0 0 101 600">
          <text:p/>
        </draw:connector>
        <draw:connector draw:style-name="gr2" draw:text-style-name="P2" draw:layer="layout" draw:type="line" svg:x1="24.2cm" svg:y1="5.9cm" svg:x2="24.157cm" svg:y2="6.7cm" draw:start-shape="id43" draw:start-glue-point="8" draw:end-shape="id51" draw:end-glue-point="4" svg:d="M24200 5900l-43 800" svg:viewBox="0 0 44 801">
          <text:p/>
        </draw:connector>
        <draw:connector draw:style-name="gr2" draw:text-style-name="P2" draw:layer="layout" draw:type="line" svg:x1="24.412cm" svg:y1="5.812cm" svg:x2="24.814cm" svg:y2="6.699cm" draw:start-shape="id43" draw:start-glue-point="9" draw:end-shape="id52" draw:end-glue-point="4" svg:d="M24412 5812l402 887" svg:viewBox="0 0 403 888">
          <text:p/>
        </draw:connector>
        <draw:custom-shape draw:style-name="gr4" draw:text-style-name="P4" xml:id="id49" draw:id="id49" draw:layer="layout" svg:width="0.6cm" svg:height="0.6cm" svg:x="21.3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0" draw:id="id50" draw:layer="layout" svg:width="0.6cm" svg:height="0.6cm" svg:x="21.957cm" svg:y="8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1" draw:id="id51" draw:layer="layout" svg:width="0.6cm" svg:height="0.6cm" svg:x="23.857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2" draw:id="id52" draw:layer="layout" svg:width="0.6cm" svg:height="0.6cm" svg:x="24.514cm" svg:y="6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3" draw:id="id53" draw:layer="layout" svg:width="0.6cm" svg:height="0.6cm" svg:x="23.1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3.4cm" svg:y1="3.6cm" svg:x2="23.4cm" svg:y2="4.2cm" draw:start-shape="id53" draw:start-glue-point="8" draw:end-shape="id42" draw:end-glue-point="4" svg:d="M23400 3600v600" svg:viewBox="0 0 1 601">
          <text:p/>
        </draw:connector>
        <draw:custom-shape draw:style-name="gr3" draw:text-style-name="P3" xml:id="id19" draw:id="id19" draw:layer="layout" svg:width="0.6cm" svg:height="0.6cm" svg:x="11.1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0.6cm" svg:height="0.6cm" svg:x="11.757cm" svg:y="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4" draw:id="id54" draw:layer="layout" svg:width="0.6cm" svg:height="0.6cm" svg:x="9.343cm" svg:y="6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" draw:id="id13" draw:layer="layout" svg:width="0.6cm" svg:height="0.6cm" svg:x="10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0" draw:id="id20" draw:layer="layout" svg:width="0.6cm" svg:height="0.6cm" svg:x="7.713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3" draw:id="id23" draw:layer="layout" svg:width="0.6cm" svg:height="0.6cm" svg:x="8.37cm" svg:y="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1" draw:id="id21" draw:layer="layout" svg:width="0.6cm" svg:height="0.6cm" svg:x="7.056cm" svg:y="6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2" draw:id="id22" draw:layer="layout" svg:width="0.6cm" svg:height="0.6cm" svg:x="6.4cm" svg:y="6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1cm" svg:height="1cm" svg:x="4.6cm" svg:y="3cm">
          <text:p text:style-name="P5"><text:span text:style-name="T1">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7cm" svg:height="1.4cm" svg:x="0.9cm" svg:y="1.3cm">
          <text:p text:style-name="P7"><text:span text:style-name="T2">Orig. Collatz tree</text:span></text:p>
          <text:p text:style-name="P7"><text:span text:style-name="T3">H</text:span><text:span text:style-name="T4">U</text:span><text:span text:style-name="T5">, T</text:span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1.4cm" svg:x="8.2cm" svg:y="1.3cm">
          <text:p text:style-name="P7"><text:span text:style-name="T2">Syracuse tree</text:span></text:p>
          <text:p text:style-name="P7"><text:span text:style-name="T6">H</text:span><text:span text:style-name="T7">C,3</text:span><text:span text:style-name="T5">, T</text:span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4cm" svg:x="15.5cm" svg:y="1.3cm">
          <text:p text:style-name="P7"><text:span text:style-name="T8">Binary tree</text:span></text:p>
          <text:p text:style-name="P7"><text:span text:style-name="T9">T</text:span><text:span text:style-name="T10"></text:span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1cm" svg:height="1.4cm" svg:x="21.4cm" svg:y="1.3cm">
          <text:p text:style-name="P8"><text:span text:style-name="T8">Pruned binary tree</text:span></text:p>
          <text:p text:style-name="P7"><text:span text:style-name="T9">T</text:span><text:span text:style-name="T10">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2.301cm" draw:transform="rotate (1.5707963267949) translate (12.9cm 4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6" draw:layer="layout" svg:width="2.101cm" svg:height="1cm" svg:x="12.9cm" svg:y="3cm">
          <text:p text:style-name="P5"><text:span text:style-name="T8">binariz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1.7cm" draw:transform="rotate (1.5707963267949) translate (19.8cm 4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3" draw:text-style-name="P6" draw:layer="layout" svg:width="1.6cm" svg:height="1cm" svg:x="19.8cm" svg:y="3cm">
          <text:p text:style-name="P5"><text:span text:style-name="T8">prun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1.7cm" draw:transform="rotate (1.5707963267949) translate (25.401cm 4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3" draw:text-style-name="P6" draw:layer="layout" svg:width="1.6cm" svg:height="1cm" svg:x="25.401cm" svg:y="3cm">
          <text:p text:style-name="P5"><text:span text:style-name="T8">prun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3cm" svg:y1="5.2cm" svg:x2="9.643cm" svg:y2="6.401cm" draw:start-shape="id12" draw:start-glue-point="8" draw:end-shape="id54" draw:end-glue-point="4" svg:d="M10300 5200l-657 1201" svg:viewBox="0 0 658 120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ymbol" svg:font-family="Symbol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05T10:15:01.181000000</meta:creation-date>
    <dc:date>2020-11-05T18:00:25.298000000</dc:date>
    <meta:editing-duration>PT20M2S</meta:editing-duration>
    <meta:editing-cycles>4</meta:editing-cycles>
    <meta:generator>LibreOffice/7.0.2.2$Windows_X86_64 LibreOffice_project/8349ace3c3162073abd90d81fd06dcfb6b36b994</meta:generator>
    <meta:document-statistic meta:object-count="116"/>
  </office:meta>
</office:document-meta>
</file>